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6132in" style:rel-column-width="15266*"/>
    </style:style>
    <style:style style:name="Table2.B" style:family="table-column">
      <style:table-column-properties style:column-width="2.5285in" style:rel-column-width="23928*"/>
    </style:style>
    <style:style style:name="Table2.C" style:family="table-column">
      <style:table-column-properties style:column-width="2.7833in" style:rel-column-width="26341*"/>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Code">
      <style:paragraph-properties fo:line-height="200%" fo:background-color="transparent" text:number-lines="true" text:line-number="0">
        <style:background-image/>
      </style:paragraph-properties>
    </style:style>
    <style:style style:name="P3" style:family="paragraph" style:parent-style-name="Table_20_Contents">
      <style:text-properties style:font-name="Liberation Serif" style:font-size-asian="10.5pt"/>
    </style:style>
    <style:style style:name="P4" style:family="paragraph" style:parent-style-name="Table_20_Contents">
      <style:text-properties style:font-name="Liberation Serif" fo:font-weight="bold" style:font-size-asian="10.5pt" style:font-weight-asian="bold" style:font-weight-complex="bold"/>
    </style:style>
    <style:style style:name="P5" style:family="paragraph" style:parent-style-name="Table_20_Contents">
      <style:text-properties style:font-name="Liberation Serif" fo:font-weight="normal" style:font-size-asian="10.5pt" style:font-weight-asian="normal" style:font-weight-complex="normal"/>
    </style:style>
    <style:style style:name="P6" style:family="paragraph" style:parent-style-name="Table_20_Contents">
      <style:text-properties style:font-name="Liberation Serif" fo:font-size="12pt" style:font-size-asian="10.5pt"/>
    </style:style>
    <style:style style:name="P7" style:family="paragraph" style:parent-style-name="Table_20_Contents">
      <style:text-properties style:font-name="Liberation Serif" fo:font-size="12pt" fo:font-weight="bold" style:font-size-asian="10.5pt" style:font-weight-asian="bold" style:font-weight-complex="bold"/>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paragraph-properties fo:text-align="center" style:justify-single-word="false"/>
      <style:text-properties fo:font-weight="normal" style:font-weight-asian="normal" style:font-weight-complex="normal"/>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center" style:justify-single-word="false" fo:break-before="page"/>
    </style:style>
    <style:style style:name="P17" style:family="paragraph" style:parent-style-name="Text_20_body" style:master-page-name="First_20_Page">
      <style:paragraph-properties fo:text-align="center" style:justify-single-word="false" style:page-number="auto"/>
      <style:text-properties fo:font-weight="bold" style:font-weight-asian="bold" style:font-weight-complex="bold"/>
    </style:style>
    <style:style style:name="P18" style:family="paragraph" style:parent-style-name="Heading_20_2" style:list-style-name=""/>
    <style:style style:name="P19" style:family="paragraph" style:parent-style-name="Heading_20_1">
      <style:paragraph-properties fo:break-before="page"/>
    </style:style>
    <style:style style:name="P20" style:family="paragraph" style:parent-style-name="Table_20_Contents">
      <style:text-properties style:font-name="Liberation Mono1" fo:font-size="10.5pt" style:font-size-asian="10.5pt" style:font-size-complex="10.5pt"/>
    </style:style>
    <style:style style:name="T1" style:family="text">
      <style:text-properties style:font-name="FreeMono"/>
    </style:style>
    <style:style style:name="T2" style:family="text">
      <style:text-properties style:font-name="FreeMono" fo:font-size="12pt" style:font-size-asian="12pt" style:font-size-complex="12pt"/>
    </style:style>
    <style:style style:name="T3" style:family="text">
      <style:text-properties style:text-position="super 58%"/>
    </style:style>
    <style:style style:name="T4" style:family="text">
      <style:text-properties fo:font-weight="bold"/>
    </style:style>
    <style:style style:name="T5" style:family="text">
      <style:text-properties fo:font-style="italic"/>
    </style:style>
    <style:style style:name="T6"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antra 0.41 Documentation</text:p>
      <text:p text:style-name="P14">Last update Oct 11<text:span text:style-name="T3">th</text:span> 2011</text:p>
      <text:p text:style-name="P14"/>
      <text:p text:style-name="P15">Sebastiaan Mathôt</text:p>
      <text:p text:style-name="P15">Vrije Universiteit, Amsterdam</text:p>
      <text:p text:style-name="P15">Dept. of Cognitive Psychology</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Introduction<text:tab/>2</text:p>
          <text:p text:style-name="P9">What is mantra?<text:tab/>2</text:p>
          <text:p text:style-name="P9">What do I need to run Mantra?<text:tab/>2</text:p>
          <text:p text:style-name="P9">How does Mantra identify objects?<text:tab/>2</text:p>
          <text:p text:style-name="P9">What language is Mantra programmed in?<text:tab/>2</text:p>
          <text:p text:style-name="P9">A client-server structure<text:tab/>3</text:p>
          <text:p text:style-name="P8">Using Mantra<text:tab/>4</text:p>
          <text:p text:style-name="P9">Installation<text:tab/>4</text:p>
          <text:p text:style-name="P9">Defining objects<text:tab/>4</text:p>
          <text:p text:style-name="P9">Tracking objects<text:tab/>5</text:p>
          <text:p text:style-name="P9">Advanced options<text:tab/>5</text:p>
          <text:p text:style-name="P9">Performance<text:tab/>6</text:p>
          <text:p text:style-name="P9">Precision<text:tab/>7</text:p>
          <text:p text:style-name="P8">Using Mantra in an experiment<text:tab/>8</text:p>
          <text:p text:style-name="P9">Communication<text:tab/>8</text:p>
          <text:p text:style-name="P9">Supported experimental software<text:tab/>8</text:p>
          <text:p text:style-name="P9">Using the client libraries<text:tab/>8</text:p>
          <text:p text:style-name="P9">Connecting to Mantra<text:tab/>8</text:p>
          <text:p text:style-name="P9">Communication functions<text:tab/>10</text:p>
          <text:p text:style-name="P9">Note on E-Prime compatibility<text:tab/>11</text:p>
          <text:p text:style-name="P8">Changelog<text:tab/>11</text:p>
        </text:index-body>
      </text:table-of-content>
      <text:h text:style-name="P18" text:outline-level="2"/>
      <text:h text:style-name="P19" text:outline-level="1">Introduction</text:h>
      <text:h text:style-name="Heading_20_2" text:outline-level="2">What is mantra?</text:h>
      <text:p text:style-name="Text_20_body">Mantra is an object-tracking program for Linux. It is designed to be used as a tool for psychological experiments. In other words, Mantra allows you to track the movements of participants during an experiment.</text:p>
      <text:h text:style-name="Heading_20_2" text:outline-level="2">What do I need to run Mantra?</text:h>
      <text:p text:style-name="Text_20_body">The first thing that you need to run Mantra is a Linux PC. Mantra as well as most Linux distributions are freely available under an open-source license. Popular Linux distributions are Ubuntu &lt;<text:a xlink:type="simple" xlink:href="http://www.ubuntu.com/">http://www.ubuntu.com/</text:a>&gt; (which we have used for testing purposes), Fedora &lt;<text:a xlink:type="simple" xlink:href="http://www.fedoraproject.org/">http://www.fedoraproject.org/</text:a>&gt; and openSUSE &lt;<text:a xlink:type="simple" xlink:href="http://www.opensuse.org/">http://www.opensuse.org/</text:a>&gt;.</text:p>
      <text:p text:style-name="Text_20_body">The second thing that you need is a camera. Most cameras will do. We have used a number of garden-variety webcams (Logitech, Trust, built-in laptop webcams) in our validation experiments. The camera will have to be compatible with Video 4 Linux (v4l), which is used by Mantra. Most regular webcams are compatible with v4l, but it never hurts to do a little internet-search to make sure (especially if you plan on investing in a more expensive device).</text:p>
      <text:h text:style-name="Heading_20_2" text:outline-level="2">How does Mantra identify objects?</text:h>
      <text:p text:style-name="Text_20_body">Mantra uses color to identify objects. Mantra does not recognize objects per sé, but recognizes groups of pixels of a particular color. This approach is very simple and has little to do with “real” object-recognition. However, it is also very transparent, robust and well suited for the practical purpose of object-tracking in psychological experiments.</text:p>
      <text:h text:style-name="Heading_20_2" text:outline-level="2">What language is Mantra programmed in?</text:h>
      <text:p text:style-name="Text_20_body">Mantra has been written in Python and C. The object-tracking code has been written in C, because this is considerably faster than the equivalent Python code. The rest of the program (the user interface, etc.) has been programmed in Python.</text:p>
      <text:h text:style-name="Heading_20_2" text:outline-level="2"><text:soft-page-break/>A client-server structure</text:h>
      <text:p text:style-name="Text_20_body">Mantra uses a client-server structure. This means that there are two separate programs: Mantra (the server) and your experiment (the client), which communicate with each other. Mantra handles the actual object-tracking and writes this information to a log-file. The experiment can ask Mantra about the position of objects or ask Mantra to wait until a certain object starts (or stops) moving. The experiment can also write messages to the Mantra log-file, for example to indicate the start and end of a trial.</text:p>
      <text:p text:style-name="Text_20_body">Because of this client-server structure, Mantra and your experiment can run on different computers. For example, you can have one Windows PC with E-Prime for running your experiment and one Linux PC running Mantra. The Müller-Lyer experiment (which can be downloaded from the Mantra website) is an example of an E-Prime experiment. The two computers need to be connected to the same network. Specifically, you need to know the IP-address of the computer running Mantra. The advantage of this approach is that the computational load will be shared between two computers.</text:p>
      <text:p text:style-name="Text_20_body">Mantra and your experiment can also run on the same computer. Because Mantra is a Linux program, this means that your experiment will also have to run under Linux. The Additional Singleton experiment (which can be downloaded from the Mantra website) is an example of a Linux compatible Python experiment. The advantage of this approach is that you need only a single computer.</text:p>
      <text:h text:style-name="P19" text:outline-level="1">Using Mantra</text:h>
      <text:h text:style-name="Heading_20_2" text:outline-level="2">Installation</text:h>
      <text:p text:style-name="Text_20_body">Mantra can be downloaded from &lt;<text:a xlink:type="simple" xlink:href="http://www.cogsci.nl/mantra">http://www.cogsci.nl/mantra</text:a>&gt;. If you are running Ubuntu (or Debian, but we haven't tested that yet), the easiest way to install Mantra is through the .deb package. If this fails or if you are running another distribution you can download the source-code and run the included install script as root.</text:p>
      <text:p text:style-name="Text_20_body">If your distribution supports the <text:span text:style-name="T1">sudo</text:span> command you can open a terminal in the folder containing the install script and execute:</text:p>
      <text:p text:style-name="Code">sudo ./install</text:p>
      <text:p text:style-name="Text_20_body">If your distribution supports the <text:span text:style-name="T1">su</text:span> command you can open a terminal in the folder containing the install script and execute:</text:p>
      <text:p text:style-name="Code">su -c ./install</text:p>
      <text:p text:style-name="Text_20_body">After Mantra has been installed you can run it by executing <text:span text:style-name="T2">qtmantra</text:span> or by selecting Mantra from the menu (Applications &gt; Accessories &gt; Mantra).</text:p>
      <text:h text:style-name="Heading_20_2" text:outline-level="2">Defining objects</text:h>
      <text:p text:style-name="Text_20_body">In order to define an object you click on the 'plus' icon in the toolbar. In the webcam preview that appears you define an object by clicking on it. After you have clicked on an object the object turns green and the rest of the display turns red. This allows you to see if the object is properly detected. If not, you simply try again.</text:p>
      <text:p text:style-name="Text_20_body">You can manipulate the 'fuzziness' of the object-definition through the <text:span text:style-name="T1">&lt;up&gt;</text:span> and <text:span text:style-name="T1">&lt;down&gt;</text:span> keys. Fuzziness indicates how liberal Mantra is in matching pixels. A high fuzziness will make it easy for Mantra to track the object, but may result in non-object pixels being mistakingly identified as being part of the object. A low fuzziness will make sure that the background is not confused with the object, but may result in Mantra losing track of the object. You can play around with the fuzziness to find an optimal value.</text:p>
      <text:p text:style-name="Text_20_body"><text:soft-page-break/>You can change the match-mode by typing <text:span text:style-name="T1">&lt;m&gt;</text:span> in the object-definition window. By default Mantra compensates for changes in luminosity (match-mode 1). You can disable this, which may in some conditions lead to better object-tracking. However, usually it will not so it's best to leave it on.</text:p>
      <text:p text:style-name="Text_20_body">If you are satisfied with your object-definition, press <text:span text:style-name="T1">&lt;enter&gt;</text:span> to accept and the object-definition will close. You will see that your new object now appears in the object section of the main window.</text:p>
      <text:h text:style-name="Heading_20_2" text:outline-level="2">Tracking objects</text:h>
      <text:p text:style-name="Text_20_body">In order to start tracking the objects that you have defined you click on the 'record' icon in the toolbar. </text:p>
      <text:p text:style-name="Text_20_body">You will see a preview of the location of all objects, where each object is indicated by a red circle. The size of the circle indicates the size of the object, which is reflected by the z-coordinate and can be used as a coarse approximation of distance. If the objects move you will see a thin green line attached to the red circle, which indicates the direction and speed of movement. At the top of the window you will see a text-representation of the objects. If the object is moving (determined by thresholds) you will see the word 'moving' appear in green.</text:p>
      <text:p text:style-name="Text_20_body">In the top-right of the window you see the frame rate at which object-tracking occurs. You also see the port at which Mantra is listening (by default this is 40007). You need to know this port for the experiments to connect to Mantra. You also see if Mantra is using a TCP or a UDP protocol. UDP is the preferred protocol, because it may in some cases be faster, but E-Prime supports TCP only. Once you start recording the protocol cannot be changed again, so make sure that you select the correct protocol before you start tracking.</text:p>
      <text:p text:style-name="Text_20_body">There are a number of settings that you can change from the tracking window (see the Advanced options section).</text:p>
      <text:h text:style-name="Heading_20_2" text:outline-level="2">Advanced options</text:h>
      <text:p text:style-name="Text_20_body">There are a number of options accessible through Options &gt; Show advanced options. Some of these options can also be changed directly from within the object-definition or object-tracking window.</text:p>
      <table:table table:name="Table1" table:style-name="Table1">
        <table:table-column table:style-name="Table1.A"/>
        <table:table-column table:style-name="Table1.B"/>
        <table:table-row>
          <table:table-cell table:style-name="Table1.A1" table:number-columns-spanned="2" office:value-type="string">
            <text:p text:style-name="P4">Velocity and movement</text:p>
          </table:table-cell>
          <table:covered-table-cell/>
        </table:table-row>
        <table:table-row>
          <table:table-cell table:style-name="Table1.A2" office:value-type="string">
            <text:p text:style-name="P3">Movement start velocity threshold</text:p>
          </table:table-cell>
          <table:table-cell table:style-name="Table1.B2" office:value-type="string">
            <text:p text:style-name="P3">Determines when a movement start is signaled. </text:p>
          </table:table-cell>
        </table:table-row>
        <table:table-row>
          <table:table-cell table:style-name="Table1.A2" office:value-type="string">
            <text:p text:style-name="P3">Movement end velocity threshold</text:p>
          </table:table-cell>
          <table:table-cell table:style-name="Table1.B2" office:value-type="string">
            <text:p text:style-name="P3">Determines when a movement end is signaled</text:p>
          </table:table-cell>
        </table:table-row>
        <table:table-row>
          <table:table-cell table:style-name="Table1.A2" office:value-type="string">
            <text:p text:style-name="P3">Use Z-coordinate (depth) to estimate velocity</text:p>
          </table:table-cell>
          <table:table-cell table:style-name="Table1.B2" office:value-type="string">
            <text:p text:style-name="P3">If enabled, the z-coordinate is used as a factor in <text:soft-page-break/>determining the velocity of the object, so that movements to and from the camera can be detected.</text:p>
          </table:table-cell>
        </table:table-row>
        <table:table-row>
          <table:table-cell table:style-name="Table1.B2" table:number-columns-spanned="2" office:value-type="string">
            <text:p text:style-name="P4">Monitor</text:p>
          </table:table-cell>
          <table:covered-table-cell/>
        </table:table-row>
        <table:table-row>
          <table:table-cell table:style-name="Table1.A2" office:value-type="string">
            <text:p text:style-name="P3">Monitor tracking</text:p>
          </table:table-cell>
          <table:table-cell table:style-name="Table1.B2" office:value-type="string">
            <text:p text:style-name="P3">If enabled, you get a live-preview of the objects. Disable this to conserve CPU power.</text:p>
          </table:table-cell>
        </table:table-row>
        <table:table-row>
          <table:table-cell table:style-name="Table1.A2" office:value-type="string">
            <text:p text:style-name="P3">Show webcam output</text:p>
          </table:table-cell>
          <table:table-cell table:style-name="Table1.B2" office:value-type="string">
            <text:p text:style-name="P3">If enabled, the webcam image will be overlaid on the object-tracking preview. Disable this to conserve CPU power.</text:p>
          </table:table-cell>
        </table:table-row>
        <table:table-row>
          <table:table-cell table:style-name="Table1.B2" table:number-columns-spanned="2" office:value-type="string">
            <text:p text:style-name="P4">Networking</text:p>
          </table:table-cell>
          <table:covered-table-cell/>
        </table:table-row>
        <table:table-row>
          <table:table-cell table:style-name="Table1.A2" office:value-type="string">
            <text:p text:style-name="P5">Listening to host (empty = all)</text:p>
          </table:table-cell>
          <table:table-cell table:style-name="Table1.B2" office:value-type="string">
            <text:p text:style-name="P3">If you type an IP-address here Mantra will only accept connections from this IP-address</text:p>
          </table:table-cell>
        </table:table-row>
        <table:table-row>
          <table:table-cell table:style-name="Table1.A2" office:value-type="string">
            <text:p text:style-name="P5">Listening on port</text:p>
          </table:table-cell>
          <table:table-cell table:style-name="Table1.B2" office:value-type="string">
            <text:p text:style-name="P3">If you type a portnumber here, Mantra will try to use that port.</text:p>
          </table:table-cell>
        </table:table-row>
        <table:table-row>
          <table:table-cell table:style-name="Table1.B2" table:number-columns-spanned="2" office:value-type="string">
            <text:p text:style-name="P4">Other options</text:p>
          </table:table-cell>
          <table:covered-table-cell/>
        </table:table-row>
        <table:table-row>
          <table:table-cell table:style-name="Table1.A2" office:value-type="string">
            <text:p text:style-name="P5">Color match mode</text:p>
          </table:table-cell>
          <table:table-cell table:style-name="Table1.B2" office:value-type="string">
            <text:p text:style-name="P3">Determines whether Mantra compensates for luminosity (Relative) or not (Absolute).</text:p>
          </table:table-cell>
        </table:table-row>
        <table:table-row>
          <table:table-cell table:style-name="Table1.A2" office:value-type="string">
            <text:p text:style-name="P5">Depth estimation mode</text:p>
          </table:table-cell>
          <table:table-cell table:style-name="Table1.B2" office:value-type="string">
            <text:p text:style-name="P3">Determines whether the z-coordinate reflects <text:span text:style-name="T1">max(width, height)</text:span> or the surface of the object.</text:p>
          </table:table-cell>
        </table:table-row>
        <table:table-row>
          <table:table-cell table:style-name="Table1.A2" office:value-type="string">
            <text:p text:style-name="P5">Minimum pixelcount</text:p>
          </table:table-cell>
          <table:table-cell table:style-name="Table1.B2" office:value-type="string">
            <text:p text:style-name="P3">Determines the minimum number of pixels that an object should consist of before it is considered to be an object.</text:p>
          </table:table-cell>
        </table:table-row>
        <table:table-row>
          <table:table-cell table:style-name="Table1.A2" office:value-type="string">
            <text:p text:style-name="P5">Use tracking to control mouse cursor</text:p>
          </table:table-cell>
          <table:table-cell table:style-name="Table1.B2" office:value-type="string">
            <text:p text:style-name="P3">A gimmick options which allows you to control the mouse cursor using Mantra.</text:p>
          </table:table-cell>
        </table:table-row>
      </table:table>
      <text:h text:style-name="Heading_20_2" text:outline-level="2">Performance</text:h>
      <text:p text:style-name="Text_20_body">Here is a list of factors which may affect performace, i.e. the frame rate. If you use a webcam with a limited frame rate (~ 25 fps) it is unlikely that you will run into any performance issues.</text:p>
      <text:list xml:id="list463824619" text:style-name="L1">
        <text:list-item>
          <text:p text:style-name="P10">Some cameras have an option to automatically adjust the shutter time. If this option is activated and the lighting is suboptimal, the frame rate may drop dramatically because the shutter time is increased. Check the camera options (Options &gt; Show camera options) to disable this feature. Note that on some cameras it is not possible to disable this option.</text:p>
        </text:list-item>
        <text:list-item>
          <text:p text:style-name="P10">Some cameras are faster than others. I'm not sure why, but I think it has to do with the fact that some cameras return a compressed image which needs to be decompressed. For example, my <text:soft-page-break/>HP Mini 5101 built-in webcam is able to track 5 objects painlessly. However, tracking the same objects on the same machine using a Logitech usb camera made the frame rate drop to 17 fps.</text:p>
        </text:list-item>
        <text:list-item>
          <text:p text:style-name="P10">If one of the objects cannot be tracked or is tracked very unreliably, performance may suffer. This is because Mantra does not inspect the entire image, but only the part of the image surrounding the objects. If an object is lost Mantra does scan the entire image, resulting in decreased performance.</text:p>
        </text:list-item>
        <text:list-item>
          <text:p text:style-name="P10">If the frame rate is too high, the computer may not keep up. I guess this point is obvious. It must be noted that Mantra has not yet been tested with high frame rate cameras.</text:p>
        </text:list-item>
        <text:list-item>
          <text:p text:style-name="P10">You can manually set the framerate in the Mantra main window. Setting it higher than the frame rate of the camera does nothing (except eat a little extra cpu power, so its best to set the frame rate to an appropriate value), but setting it lower will cap the frame rate.</text:p>
        </text:list-item>
      </text:list>
      <text:h text:style-name="Heading_20_2" text:outline-level="2">Precision</text:h>
      <text:p text:style-name="Text_20_body">For a detailed description of Mantra's spatial precision/ accuracy, please refer to the paper, which is currently in press in Behavior Research Methods. This paper is available on the website &lt;<text:a xlink:type="simple" xlink:href="http://www.cogsci.nl/mantra">http://www.cogsci.nl/mantra</text:a>&gt;. Basically, we have shown that is feasible to track objects with a precision of up to 0.3°, which corresponds to about 2mm in most experimental set-ups.</text:p>
      <text:h text:style-name="P19" text:outline-level="1">Using Mantra in an experiment</text:h>
      <text:h text:style-name="Heading_20_2" text:outline-level="2">Communication</text:h>
      <text:p text:style-name="Text_20_body">In order to use Mantra in an experiment, you have to understand how the communication between Mantra and the experiment works. This may sound difficult, but it is actually very easy. Demonstration experiments can be downloaded from &lt;<text:a xlink:type="simple" xlink:href="http://www.cogsci.nl/mantra">http://www.cogsci.nl/mantra</text:a>&gt;.</text:p>
      <text:h text:style-name="Heading_20_2" text:outline-level="2">Supported experimental software</text:h>
      <text:list xml:id="list78400708" text:style-name="L2">
        <text:list-item>
          <text:p text:style-name="P11">E-Prime (through User Script) &lt;<text:a xlink:type="simple" xlink:href="http://www.pstnet.com/eprime.cfm">http://www.pstnet.com/eprime.cfm</text:a>&gt;</text:p>
        </text:list-item>
        <text:list-item>
          <text:p text:style-name="P11">OpenSesame (through Python bindings) &lt;<text:a xlink:type="simple" xlink:href="http://www.cogsci.nl/opensesame">http://www.cogsci.nl/opensesame</text:a>&gt;</text:p>
        </text:list-item>
        <text:list-item>
          <text:p text:style-name="P11">PsychoPy (through Python bindings) &lt;<text:a xlink:type="simple" xlink:href="http://www.psychopy.org/">http://www.psychopy.org</text:a>&gt;</text:p>
        </text:list-item>
        <text:list-item>
          <text:p text:style-name="P11">PyEPL (through Python bindings) &lt;<text:a xlink:type="simple" xlink:href="http://pyepl.sourceforge.net/">http://pyepl.sourceforge.net</text:a>&gt;</text:p>
        </text:list-item>
      </text:list>
      <text:h text:style-name="Heading_20_2" text:outline-level="2">Using the client libraries</text:h>
      <text:p text:style-name="Text_20_body">The first thing that you have to do is make sure that your experiment has access to the Mantra client-library, which contains all the functions that your experiment needs in order to talk to Mantra. In E-Prime this is done by simply pasting a chunk of code (the E-Prime script, available from the website) into the User Scripts section of your experiment. In Python this is done by putting the file <text:span text:style-name="T1">libmantra.py</text:span> in the same directory as your experiment, or in some other directory where Python looks for libraries, and importing the library into your experiment (<text:span text:style-name="T1">import libmantra</text:span>). There are no ready-made libraries for other languages yet, but it is fairly easy to translate the Python and E-Prime libraries into an arbitrary language. Just take a look at the code. You will find that it is compact and easy to understand.</text:p>
      <text:h text:style-name="Heading_20_2" text:outline-level="2">Connecting to Mantra</text:h>
      <text:p text:style-name="Text_20_body">Connecting to Mantra is very simple and is best demonstrated by two example programs. These programs connect to Mantra, wait for a movement and write some stuff to the Mantra log-file.</text:p>
      <text:p text:style-name="Text_20_body">First the E-Basic variant:</text:p>
      <text:p text:style-name="Code">' Connect to Mantra assuming that Mantra is</text:p>
      <text:p text:style-name="Code">' running on IP-address 192.168.1.1</text:p>
      <text:p text:style-name="Code"><text:soft-page-break/>' and listening on port 40007</text:p>
      <text:p text:style-name="Code">If MConnect("192.168.1.1", 40007) = False Then</text:p>
      <text:p text:style-name="Code"><text:s text:c="2"/>' Give a message on connection error</text:p>
      <text:p text:style-name="Code"><text:s text:c="2"/>Debug.print "Failed to connect to Mantra!"</text:p>
      <text:p text:style-name="Code">Else</text:p>
      <text:p text:style-name="Code"><text:s text:c="2"/>' Write to the Mantra log</text:p>
      <text:p text:style-name="Code"><text:s text:c="2"/>MLog "Waiting for movement!"</text:p>
      <text:p text:style-name="Code"><text:s text:c="2"/>' Wait for object 0 to start moving</text:p>
      <text:p text:style-name="Code"><text:s text:c="2"/>MSMov 0</text:p>
      <text:p text:style-name="Code"><text:s text:c="2"/>' Write to the Mantra log</text:p>
      <text:p text:style-name="Code"><text:s text:c="2"/>MLog "Movement detected!"</text:p>
      <text:p text:style-name="Code">End If</text:p>
      <text:p text:style-name="Text_20_body">An now the equivalent Python code:</text:p>
      <text:p text:style-name="Code"># Import the Mantra library</text:p>
      <text:p text:style-name="Code">import libmantra</text:p>
      <text:p text:style-name="Code"># Connect to Mantra assuming that Mantra is</text:p>
      <text:p text:style-name="Code"># running on IP-address 192.168.1.1</text:p>
      <text:p text:style-name="Code"># and listening on port 40007</text:p>
      <text:p text:style-name="P2">mantra = libmantra.libmantra("192.168.1.1", 40007)</text:p>
      <text:p text:style-name="P2"># Give a message on connection error</text:p>
      <text:p text:style-name="P2">if not mantra.connected:</text:p>
      <text:p text:style-name="P2"><text:s text:c="2"/>print "Failed to connect to Mantra!"<text:tab/><text:tab/></text:p>
      <text:p text:style-name="P2">else:</text:p>
      <text:p text:style-name="P2"><text:s text:c="2"/># Write to the Mantra log</text:p>
      <text:p text:style-name="P2"><text:s text:c="2"/>mantra.log("Waiting for movement!")</text:p>
      <text:p text:style-name="P2"><text:soft-page-break/><text:s text:c="2"/># Wait for object 0 to start moving</text:p>
      <text:p text:style-name="P2"><text:s text:c="2"/>mantra.smov()</text:p>
      <text:p text:style-name="P2"><text:s text:c="2"/># Write to the Mantra log</text:p>
      <text:p text:style-name="Code"><text:s text:c="2"/>mantra.log("Movement detected!")</text:p>
      <text:p text:style-name="Text_20_body">Pretty easy, right? For more realistic examples, please refer to the example experiments on the website.</text:p>
      <text:h text:style-name="Heading_20_2" text:outline-level="2">Communication functions</text:h>
      <text:p text:style-name="Text_20_body">There are a number of functions available for communicating with Mantra.</text:p>
      <text:p text:style-name="Text_20_body">You may note that the E-Basic library uses subs, which do not return a value. That is because return values are stored in four global variables <text:span text:style-name="T1">MX</text:span>, <text:span text:style-name="T1">MY</text:span>, <text:span text:style-name="T1">MZ</text:span> and <text:span text:style-name="T1">MMov</text:span>. </text:p>
      <text:p text:style-name="Text_20_body">Python functions require a timeout value, which defaults to <text:span text:style-name="T1">None</text:span>. The object defaults to <text:span text:style-name="T1">0</text:span>.</text:p>
      <table:table table:name="Table2" table:style-name="Table2">
        <table:table-column table:style-name="Table2.A"/>
        <table:table-column table:style-name="Table2.B"/>
        <table:table-column table:style-name="Table2.C"/>
        <table:table-row>
          <table:table-cell table:style-name="Table2.A1" office:value-type="string">
            <text:p text:style-name="P7">E-Basic sub</text:p>
          </table:table-cell>
          <table:table-cell table:style-name="Table2.A1" office:value-type="string">
            <text:p text:style-name="P7">Python function</text:p>
          </table:table-cell>
          <table:table-cell table:style-name="Table2.C1" office:value-type="string">
            <text:p text:style-name="P7">Description</text:p>
          </table:table-cell>
        </table:table-row>
        <table:table-row>
          <table:table-cell table:style-name="Table2.A2" office:value-type="string">
            <text:p text:style-name="P20">Mfile fname</text:p>
          </table:table-cell>
          <table:table-cell table:style-name="Table2.A2" office:value-type="string">
            <text:p text:style-name="P20">set_fname(fname)</text:p>
          </table:table-cell>
          <table:table-cell table:style-name="Table2.C2" office:value-type="string">
            <text:p text:style-name="P6">Tells Mantra to open a new log-file with the given name.</text:p>
          </table:table-cell>
        </table:table-row>
        <table:table-row>
          <table:table-cell table:style-name="Table2.A2" office:value-type="string">
            <text:p text:style-name="P20">MSample object</text:p>
          </table:table-cell>
          <table:table-cell table:style-name="Table2.A2" office:value-type="string">
            <text:p text:style-name="P20">sample(object = 0, timeout = None)</text:p>
          </table:table-cell>
          <table:table-cell table:style-name="Table2.C2" office:value-type="string">
            <text:p text:style-name="P6">Asks Mantra for the coordinates and movement status of an object. Waits for a new sample to come in and therefore blocks the program for a short duration.</text:p>
          </table:table-cell>
        </table:table-row>
        <table:table-row>
          <table:table-cell table:style-name="Table2.A2" office:value-type="string">
            <text:p text:style-name="P20">NBMSample object</text:p>
          </table:table-cell>
          <table:table-cell table:style-name="Table2.A2" office:value-type="string">
            <text:p text:style-name="P20">nb_sample(object = 0, timeout = None)</text:p>
          </table:table-cell>
          <table:table-cell table:style-name="Table2.C2" office:value-type="string">
            <text:p text:style-name="P6">Similar to sample(), but returns the latest sample, rather than wait for a new sample to coming. Therefore, this function doesn't block.</text:p>
          </table:table-cell>
        </table:table-row>
        <table:table-row>
          <table:table-cell table:style-name="Table2.A2" office:value-type="string">
            <text:p text:style-name="P20">MSMov object</text:p>
          </table:table-cell>
          <table:table-cell table:style-name="Table2.A2" office:value-type="string">
            <text:p text:style-name="P20">smov(object = 0, timeout = None)</text:p>
          </table:table-cell>
          <table:table-cell table:style-name="Table2.C2" office:value-type="string">
            <text:p text:style-name="P6">Asks Mantra to wait until an object starts moving and return the object's coordinates.</text:p>
          </table:table-cell>
        </table:table-row>
        <table:table-row>
          <table:table-cell table:style-name="Table2.A2" office:value-type="string">
            <text:p text:style-name="P20">MEMov object</text:p>
          </table:table-cell>
          <table:table-cell table:style-name="Table2.A2" office:value-type="string">
            <text:p text:style-name="P20">emov(object = 0, timeout = None)</text:p>
          </table:table-cell>
          <table:table-cell table:style-name="Table2.C2" office:value-type="string">
            <text:p text:style-name="P6">Asks Mantra to wait until an object stops moving and returns the coordinates of the start and the end of the movement.</text:p>
          </table:table-cell>
        </table:table-row>
        <table:table-row>
          <table:table-cell table:style-name="Table2.A2" office:value-type="string">
            <text:p text:style-name="P20">Mlog msg</text:p>
          </table:table-cell>
          <table:table-cell table:style-name="Table2.A2" office:value-type="string">
            <text:p text:style-name="P20">log(msg)</text:p>
          </table:table-cell>
          <table:table-cell table:style-name="Table2.C2" office:value-type="string">
            <text:p text:style-name="P6">Writes a message to the Mantra log-file.</text:p>
          </table:table-cell>
        </table:table-row>
      </table:table>
      <text:h text:style-name="Heading_20_2" text:outline-level="2">The log-file</text:h>
      <text:p text:style-name="Text_20_body">Mantra stores all samples (if 'Log samples' is enabled) and events in a log-file. Each line consists of a tab-separated list of values. The first value is always a timestamp in milliseconds.</text:p>
      <text:p text:style-name="Text_20_body"><text:soft-page-break/><text:s/>The log-file starts with some general information:</text:p>
      <text:p text:style-name="Code">8664817<text:tab/>FILENAME<text:tab/>MY_LOG_FILE.MANTRA</text:p>
      <text:p text:style-name="Code">8664817<text:tab/>DATETIME<text:tab/>Thu Apr 29 14:42:47 2010</text:p>
      <text:p text:style-name="Code">8664817<text:tab/>CAMERA_DEVICE<text:tab/>/dev/video0</text:p>
      <text:p text:style-name="Code">8664817<text:tab/>RESOLUTION<text:tab/>640<text:tab/>480</text:p>
      <text:p text:style-name="Code">8664817<text:tab/>MATCH_MODE<text:tab/>1</text:p>
      <text:p text:style-name="Code">8664817<text:tab/>SIZE_MODE<text:tab/>1</text:p>
      <text:p text:style-name="Code">8664817<text:tab/>VELOCITY_3D<text:tab/>0</text:p>
      <text:p text:style-name="Code">8664817<text:tab/>LOG_SAMPLES<text:tab/>1</text:p>
      <text:p text:style-name="Code">8664817<text:tab/>CONTROL_MOUSE<text:tab/>0</text:p>
      <text:p text:style-name="Code">8664817<text:tab/>MONITOR_MODE<text:tab/>SILENT</text:p>
      <text:p text:style-name="Text_20_body">Then the object definitions are shown. (We will illustrate each line with example output, followed by a break-down of the output.)</text:p>
      <text:p text:style-name="Code">8664817 OBJECT OBJECT_0 (146, 112, 51) 63</text:p>
      <text:p text:style-name="Code">[TIMESTAMP] OBJECT [NAME] ([RED], [GREEN], [BLUE]) [FUZZINESS]</text:p>
      <text:p text:style-name="Text_20_body">A good sample (i.e., tracking successful):</text:p>
      <text:p text:style-name="Code">8668205 SAMPLE OBJECT_0 1 270 192 88 19.10 -1.01</text:p>
      <text:p text:style-name="Code">[TIMESTAMP] SAMPLE [NAME] [MOVING:0|1] [X] [Y] [Z] [VELOCITY] [ACCELERATION]</text:p>
      <text:p text:style-name="Text_20_body">A lost sample (i.e., tracking failed):</text:p>
      <text:p text:style-name="Code">8667400 LOST OBJECT_0</text:p>
      <text:p text:style-name="Code">[TIMESTAMP] LOST [NAME]</text:p>
      <text:p text:style-name="Text_20_body">Movement start event:</text:p>
      <text:p text:style-name="Code">8667199 MOVEMENT_START OBJECT_0 312 120 103</text:p>
      <text:p text:style-name="Code">[TIMESTAMP] MOVEMENT_START [NAME] [START_X] [START_Y] [START_Z]</text:p>
      <text:p text:style-name="Text_20_body">Movement end event:</text:p>
      <text:p text:style-name="Code">8668405 MOVEMENT_END OBJECT_0 312 120 103 321 153 69</text:p>
      <text:p text:style-name="Code"><text:soft-page-break/>[TIMESTAMP] MOVEMENT_START [NAME] [START_X] [START_Y] [START_Z] [END_X] [END_Y] [END_Z]</text:p>
      <text:p text:style-name="Text_20_body">User log message:</text:p>
      <text:p text:style-name="Code">8667800 MSG START_TRIAL 10000</text:p>
      <text:p text:style-name="Code">[TIMESTAMP] MSG [A_STRING_OF_TEXT]</text:p>
      <text:h text:style-name="Heading_20_2" text:outline-level="2">Note on E-Prime compatibility</text:h>
      <text:p text:style-name="Text_20_body">E-Prime supports network communication starting from version 1.2.1.763. Unfortunately therefore, earlier versions of E-Prime do not work with Mantra. Also E-Prime does not support UDP communication, so the communication protocol in Mantra should be set to 'TCP (for E-Prime)'.</text:p>
      <text:h text:style-name="Heading_20_1" text:outline-level="1">Citation</text:h>
      <text:p text:style-name="Text_20_body">If you have used Mantra for your research, please cite the following manuscript:</text:p>
      <text:p text:style-name="Reference">Mathôt, S., &amp; Theeuwes, J. (in press). Mantra: An Open Method for Object and Movement Tracking. <text:span text:style-name="T6">Behavior Research Methods</text:span>. doi: 10.3758/s13428-011-0105-9</text:p>
      <text:h text:style-name="Heading_20_1" text:outline-level="1">Changelog</text:h>
      <text:p text:style-name="Text_20_body">Oct 11<text:span text:style-name="T3">th</text:span> 2011</text:p>
      <text:list xml:id="list532193249" text:style-name="L4">
        <text:list-item>
          <text:p text:style-name="P13">Updated to include citation and description of logfile</text:p>
        </text:list-item>
      </text:list>
      <text:p text:style-name="Text_20_body">April 15<text:span text:style-name="T3">th</text:span> 2011</text:p>
      <text:list xml:id="list1923711021" text:style-name="L3">
        <text:list-item>
          <text:p text:style-name="P12">Updated for Mantra 0.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835in" fo:line-height="150%" fo:text-align="justify" style:justify-single-word="false" fo:orphans="2" fo:widows="2" fo:text-indent="0in" style:auto-text-indent="false" style:page-number="auto"/>
      <style:text-properties style:font-name="Liberation Serif" fo:font-size="12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Liberation Serif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2"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Liberation Serif2" fo:font-size="12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line-height="150%" fo:text-indent="0in" style:auto-text-indent="false" text:number-lines="false" text:line-number="0"/>
      <style:text-properties style:font-name="Liberation Serif1"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252in" style:type="right" style:leader-style="dotted" style:leader-text="."/>
        </style:tab-stops>
      </style:paragraph-properties>
      <style:text-properties style:font-name="Liberation Serif"/>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text-properties style:font-name="Liberation Serif"/>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5319in" style:type="right" style:leader-style="dotted" style:leader-text="."/>
        </style:tab-stops>
      </style:paragraph-properties>
      <style:text-properties style:font-name="Liberation Serif"/>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erif" fo:font-size="10.5pt" style:font-size-asian="10.5pt"/>
    </style:style>
    <style:style style:name="Code" style:family="paragraph" style:parent-style-name="Text_20_body">
      <style:paragraph-properties fo:padding="0.3in" fo:border-left="0.51pt solid #000000" fo:border-right="none" fo:border-top="none" fo:border-bottom="none" style:shadow="none" style:join-border="true"/>
      <style:text-properties style:font-name="Liberation Mono"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Code_20_compact" style:display-name="Code compact" style:family="paragraph" style:parent-style-name="Code" style:list-style-name="Numbering_20_1">
      <style:paragraph-properties fo:line-height="100%"/>
      <style:text-properties fo:font-size="10.5pt" style:font-size-asian="10.5pt"/>
    </style:style>
    <style:style style:name="Reference" style:family="paragraph" style:parent-style-name="Text_20_body">
      <style:paragraph-properties fo:margin-left="0.3in" fo:margin-right="0in" fo:text-indent="-0.3in"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2">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antra 0.41 documentation — <text:page-number text:select-page="current">13</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an Mathot</meta:initial-creator>
    <meta:creation-date>2010-06-04T11:25:20</meta:creation-date>
    <dc:date>2011-10-11T11:33:19</dc:date>
    <meta:editing-duration>PT3H23M5S</meta:editing-duration>
    <meta:editing-cycles>93</meta:editing-cycles>
    <meta:generator>LibreOffice/3.4$Unix LibreOffice_project/340m1$Build-302</meta:generator>
    <dc:creator>Sebastiaan Mathot</dc:creator>
    <meta:document-statistic meta:table-count="2" meta:image-count="0" meta:object-count="0" meta:page-count="13" meta:paragraph-count="208" meta:word-count="2739" meta:character-count="16800" meta:non-whitespace-character-count="14235"/>
  </office:meta>
</office:document-meta>
</file>